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45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Feature_n</text:p>
          </table:table-cell>
          <table:table-cell table:style-name="ce1" office:value-type="string" calcext:value-type="string">
            <text:p>Chromosom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F-score</text:p>
          </table:table-cell>
          <table:table-cell table:style-name="ce1" office:value-type="string" calcext:value-type="string">
            <text:p>Genes</text:p>
          </table:table-cell>
          <table:table-cell table:style-name="ce1" office:value-type="string" calcext:value-type="string">
            <text:p>GO</text:p>
          </table:table-cell>
          <table:table-cell table:style-name="ce1" office:value-type="string" calcext:value-type="string">
            <text:p>Remarks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ANOVA</text:p>
          </table:table-cell>
          <table:table-cell office:value-type="float" office:value="2184" calcext:value-type="float">
            <text:p>2184</text:p>
          </table:table-cell>
          <table:table-cell office:value-type="float" office:value="17" calcext:value-type="float">
            <text:p>17</text:p>
          </table:table-cell>
          <table:table-cell office:value-type="float" office:value="35076296" calcext:value-type="float">
            <text:p>35076296</text:p>
          </table:table-cell>
          <table:table-cell office:value-type="float" office:value="35282086" calcext:value-type="float">
            <text:p>35282086</text:p>
          </table:table-cell>
          <table:table-cell office:value-type="string" calcext:value-type="string">
            <text:p>155.29</text:p>
          </table:table-cell>
          <table:table-cell office:value-type="string" calcext:value-type="string">
            <text:p>ZPBP2</text:p>
          </table:table-cell>
          <table:table-cell office:value-type="string" calcext:value-type="string">
            <text:p>acrosomal vesicle, acrosome assembly, zona pellucida receptor complex, nucleus, <text:s/>binding of sperm to zona pellucida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IKZF3</text:p>
          </table:table-cell>
          <table:table-cell office:value-type="string" calcext:value-type="string">
            <text:p><text:s/>RNA polymerase II regulatory region sequence-specific DNA binding, <text:s/>DNA-binding transcription factor activity; RNA polymerase II-specific, <text:s/>protein binding</text:p>
          </table:table-cell>
          <table:table-cell office:value-type="string" calcext:value-type="string">
            <text:p>Ikaros (ZNFN1A1; 603023), a hemopoietic zinc finger DNA-binding protein, is a central regulator of lymphoid differentiation and is implicated in leukemogenesis. Mice with a mutation in a related zinc finger protein, Aiolos, are prone to B-cell lymphoma. 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GRB7</text:p>
          </table:table-cell>
          <table:table-cell office:value-type="string" calcext:value-type="string">
            <text:p>RNA binding, protein binding</text:p>
          </table:table-cell>
          <table:table-cell office:value-type="string" calcext:value-type="string">
            <text:p>Located next to ERB2 proto-oncogene, commonly co-amplified in breast cancer.</text:p>
          </table:table-cell>
          <table:table-cell table:number-columns-repeated="1015"/>
        </table:table-row>
        <table:table-row table:style-name="ro1">
          <table:table-cell table:style-name="ce2" table:number-columns-repeated="6"/>
          <table:table-cell table:style-name="ce2" office:value-type="string" calcext:value-type="string">
            <text:p>ERBB2</text:p>
          </table:table-cell>
          <table:table-cell table:style-name="ce2" office:value-type="string" calcext:value-type="string">
            <text:p>MAPK cascade, RNA polymerase I core binding, <text:s/>positive regulation of protein phosphorylation, protein tyrosine kinase activity, transmembrane receptor protein tyrosine kinase activity.</text:p>
          </table:table-cell>
          <table:table-cell table:style-name="ce2" office:value-type="string" calcext:value-type="string">
            <text:p>Also called HER2. Probably the most important marker.</text:p>
          </table:table-cell>
          <table:table-cell table:style-name="ce2"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ERLD1</text:p>
          </table:table-cell>
          <table:table-cell office:value-type="string" calcext:value-type="string">
            <text:p>Not found in GO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CAP</text:p>
          </table:table-cell>
          <table:table-cell office:value-type="string" calcext:value-type="string">
            <text:p>somitogenesis, skeletal muscle contraction, cardiac muscle hypertrophy, <text:s/>protein bindin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213" calcext:value-type="float">
            <text:p>2213</text:p>
          </table:table-cell>
          <table:table-cell office:value-type="float" office:value="17" calcext:value-type="float">
            <text:p>17</text:p>
          </table:table-cell>
          <table:table-cell office:value-type="float" office:value="41062669" calcext:value-type="float">
            <text:p>41062669</text:p>
          </table:table-cell>
          <table:table-cell office:value-type="float" office:value="41447005" calcext:value-type="float">
            <text:p>41447005</text:p>
          </table:table-cell>
          <table:table-cell office:value-type="string" calcext:value-type="string">
            <text:p>15.21</text:p>
          </table:table-cell>
          <table:table-cell office:value-type="string" calcext:value-type="string">
            <text:p>MAPT</text:p>
          </table:table-cell>
          <table:table-cell office:value-type="string" calcext:value-type="string">
            <text:p>microtubule cytoskeleton organization, microglial cell activation, DNA binding, actin binding</text:p>
          </table:table-cell>
          <table:table-cell office:value-type="string" calcext:value-type="string">
            <text:p>Alzheime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PPL2C</text:p>
          </table:table-cell>
          <table:table-cell office:value-type="string" calcext:value-type="string">
            <text:p>endoplasmic reticulum membrane, protein homodimerization activity, <text:s/>integral component of cytoplasmic side of endoplasmic reticulum membrane, Golgi-associated vesicle membrane, lysosomal membrane</text:p>
          </table:table-cell>
          <table:table-cell office:value-type="string" calcext:value-type="string">
            <text:p>Koolen-De Vries Syndrom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RF1</text:p>
          </table:table-cell>
          <table:table-cell office:value-type="string" calcext:value-type="string">
            <text:p>corticotrophin-releasing factor receptor activity, intrinsic component of plasma membrane, corticotropin secretion, <text:s/>G protein-coupled receptor activity 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214" calcext:value-type="float">
            <text:p>2214</text:p>
          </table:table-cell>
          <table:table-cell office:value-type="float" office:value="17" calcext:value-type="float">
            <text:p>17</text:p>
          </table:table-cell>
          <table:table-cell office:value-type="float" office:value="41458670" calcext:value-type="float">
            <text:p>41458670</text:p>
          </table:table-cell>
          <table:table-cell office:value-type="float" office:value="41494331" calcext:value-type="float">
            <text:p>41494331</text:p>
          </table:table-cell>
          <table:table-cell office:value-type="string" calcext:value-type="string">
            <text:p>13.47</text:p>
          </table:table-cell>
          <table:table-cell office:value-type="string" calcext:value-type="string">
            <text:p>MAPT</text:p>
          </table:table-cell>
          <table:table-cell office:value-type="string" calcext:value-type="string">
            <text:p>microtubule cytoskeleton organization, microglial cell activation, DNA binding, actin binding</text:p>
          </table:table-cell>
          <table:table-cell office:value-type="string" calcext:value-type="string">
            <text:p>Alzheime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Uncharacterized protein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210" calcext:value-type="float">
            <text:p>2210</text:p>
          </table:table-cell>
          <table:table-cell office:value-type="float" office:value="17" calcext:value-type="float">
            <text:p>17</text:p>
          </table:table-cell>
          <table:table-cell office:value-type="float" office:value="39280577" calcext:value-type="float">
            <text:p>39280577</text:p>
          </table:table-cell>
          <table:table-cell office:value-type="float" office:value="40847517" calcext:value-type="float">
            <text:p>40847517</text:p>
          </table:table-cell>
          <table:table-cell office:value-type="string" calcext:value-type="string">
            <text:p>12.80</text:p>
          </table:table-cell>
          <table:table-cell office:value-type="string" calcext:value-type="string">
            <text:p>A lot of non-coding regions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ARHGAP27</text:p>
          </table:table-cell>
          <table:table-cell office:value-type="string" calcext:value-type="string">
            <text:p>GTPase activator activity, nucleus, nucleoplasm, cytosol, <text:s/>receptor-mediated endocytosis, signal transduction</text:p>
          </table:table-cell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2" office:value-type="string" calcext:value-type="string">
            <text:p>MAP3K14</text:p>
          </table:table-cell>
          <table:table-cell table:style-name="ce2" office:value-type="string" calcext:value-type="string">
            <text:p>MAPK cascade, activation of MAPKK activity, protein kinase activity, <text:s/>protein serine/threonine kinase activity, fibrillar center</text:p>
          </table:table-cell>
          <table:table-cell table:style-name="ce2" table:number-columns-repeated="1016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FMNL1</text:p>
          </table:table-cell>
          <table:table-cell table:style-name="ce3" office:value-type="string" calcext:value-type="string">
            <text:p>protein binding, cytosol, plasma membrane, substrate-dependent cell migration</text:p>
          </table:table-cell>
          <table:table-cell table:style-name="ce3" table:number-columns-repeated="1016"/>
        </table:table-row>
        <table:table-row table:style-name="ro1">
          <table:table-cell/>
          <table:table-cell office:value-type="float" office:value="854" calcext:value-type="float">
            <text:p>854</text:p>
          </table:table-cell>
          <table:table-cell office:value-type="float" office:value="6" calcext:value-type="float">
            <text:p>6</text:p>
          </table:table-cell>
          <table:table-cell office:value-type="float" office:value="135286400" calcext:value-type="float">
            <text:p>135286400</text:p>
          </table:table-cell>
          <table:table-cell office:value-type="float" office:value="135498058" calcext:value-type="float">
            <text:p>135498058</text:p>
          </table:table-cell>
          <table:table-cell office:value-type="string" calcext:value-type="string">
            <text:p>12.67</text:p>
          </table:table-cell>
          <table:table-cell office:value-type="string" calcext:value-type="string">
            <text:p>HBS1L</text:p>
          </table:table-cell>
          <table:table-cell office:value-type="string" calcext:value-type="string">
            <text:p>translation elongation factor activity, GTP binding, cytosol, signal transduction, <text:s/>exonucleolytic catabolism of deadenylated mRNA</text:p>
          </table:table-cell>
          <table:table-cell office:value-type="string" calcext:value-type="string">
            <text:p>associated with pancreatic cance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LDH8A1</text:p>
          </table:table-cell>
          <table:table-cell office:value-type="string" calcext:value-type="string">
            <text:p>retinal dehydrogenase activity, cytosol, retinal metabolic proces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79" calcext:value-type="float">
            <text:p>1679</text:p>
          </table:table-cell>
          <table:table-cell office:value-type="float" office:value="12" calcext:value-type="float">
            <text:p>12</text:p>
          </table:table-cell>
          <table:table-cell office:value-type="float" office:value="85986743" calcext:value-type="float">
            <text:p>85986743</text:p>
          </table:table-cell>
          <table:table-cell office:value-type="float" office:value="87258350" calcext:value-type="float">
            <text:p>87258350</text:p>
          </table:table-cell>
          <table:table-cell office:value-type="string" calcext:value-type="string">
            <text:p>12.64</text:p>
          </table:table-cell>
          <table:table-cell office:value-type="string" calcext:value-type="string">
            <text:p>A lot of non-coding regions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TMTC3</text:p>
          </table:table-cell>
          <table:table-cell table:style-name="ce4" office:value-type="string" calcext:value-type="string">
            <text:p>mannosyltransferase activity, endoplasmic reticulum, integral component of membrane, response to endoplasmic reticulum stress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CEP290</text:p>
          </table:table-cell>
          <table:table-cell table:style-name="ce4" office:value-type="string" calcext:value-type="string">
            <text:p>G2/M transition of mitotic cell cycle, protein binding</text:p>
          </table:table-cell>
          <table:table-cell office:value-type="string" calcext:value-type="string">
            <text:p>Expression was widespread in cancerous tissues, but was not detected in corresponding normal tissues. No direct link to breast cancer though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663" calcext:value-type="float">
            <text:p>1663</text:p>
          </table:table-cell>
          <table:table-cell office:value-type="float" office:value="12" calcext:value-type="float">
            <text:p>12</text:p>
          </table:table-cell>
          <table:table-cell office:value-type="float" office:value="70462057" calcext:value-type="float">
            <text:p>70462057</text:p>
          </table:table-cell>
          <table:table-cell office:value-type="float" office:value="70560603" calcext:value-type="float">
            <text:p>70560603</text:p>
          </table:table-cell>
          <table:table-cell office:value-type="string" calcext:value-type="string">
            <text:p>11.79</text:p>
          </table:table-cell>
          <table:table-cell office:value-type="string" calcext:value-type="string">
            <text:p>TBC1D15</text:p>
          </table:table-cell>
          <table:table-cell office:value-type="string" calcext:value-type="string">
            <text:p>GTPase activator activity, protein binding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RAB21</text:p>
          </table:table-cell>
          <table:table-cell office:value-type="string" calcext:value-type="string">
            <text:p>GTPase activity, protein binding, endoplasmic reticulum membrane </text:p>
          </table:table-cell>
          <table:table-cell office:value-type="string" calcext:value-type="string">
            <text:p>Pellinen et al. (2008) found a deletion of the RAB21 gene in 2 ovarian cancer cell lines and a prostate cancer tumor sample.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206" calcext:value-type="float">
            <text:p>2206</text:p>
          </table:table-cell>
          <table:table-cell office:value-type="float" office:value="17" calcext:value-type="float">
            <text:p>17</text:p>
          </table:table-cell>
          <table:table-cell office:value-type="float" office:value="38035466" calcext:value-type="float">
            <text:p>38035466</text:p>
          </table:table-cell>
          <table:table-cell office:value-type="float" office:value="38070950" calcext:value-type="float">
            <text:p>38070950</text:p>
          </table:table-cell>
          <table:table-cell office:value-type="string" calcext:value-type="string">
            <text:p>11.56</text:p>
          </table:table-cell>
          <table:table-cell office:value-type="string" calcext:value-type="string">
            <text:p>TUBG2</text:p>
          </table:table-cell>
          <table:table-cell office:value-type="string" calcext:value-type="string">
            <text:p>pericentriolar material, GTPase activity, cytosol, spindle microtubule 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2" office:value-type="float" office:value="2207" calcext:value-type="float">
            <text:p>220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8077519" calcext:value-type="float">
            <text:p>38077519</text:p>
          </table:table-cell>
          <table:table-cell table:style-name="ce2" office:value-type="float" office:value="38710043" calcext:value-type="float">
            <text:p>38710043</text:p>
          </table:table-cell>
          <table:table-cell table:style-name="ce2" office:value-type="string" calcext:value-type="string">
            <text:p>11.56</text:p>
          </table:table-cell>
          <table:table-cell table:style-name="ce2" office:value-type="string" calcext:value-type="string">
            <text:p>BRCA1</text:p>
          </table:table-cell>
          <table:table-cell table:style-name="ce2" office:value-type="string" calcext:value-type="string">
            <text:p>ubiquitin ligase complex, double-strand break repair via homologous recombination, transcription coactivator activity</text:p>
          </table:table-cell>
          <table:table-cell table:style-name="ce2" office:value-type="string" calcext:value-type="string">
            <text:p>DNA repair, cell cycle checkpoint control, and maintenance of genomic stability.</text:p>
          </table:table-cell>
          <table:table-cell table:style-name="ce2"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ND2</text:p>
          </table:table-cell>
          <table:table-cell office:value-type="string" calcext:value-type="string">
            <text:p>acrosomal membrane, early endosome, signal transduction, <text:s/>positive regulation of collateral sprouting, regulation of cell shape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VAT1</text:p>
          </table:table-cell>
          <table:table-cell office:value-type="string" calcext:value-type="string">
            <text:p>zinc ion binding, oxidoreductase activity, oxidation-reduction process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IFI35</text:p>
          </table:table-cell>
          <table:table-cell office:value-type="string" calcext:value-type="string">
            <text:p>protein binding, nucleus, cytosol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RPL27A</text:p>
          </table:table-cell>
          <table:table-cell office:value-type="string" calcext:value-type="string">
            <text:p>nuclear-transcribed mRNA catabolic process, nonsense-mediated decay, <text:s/>RNA binding, structural constituent of ribosome, endoplasmatic reticulum, cytosol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RUNDC1</text:p>
          </table:table-cell>
          <table:table-cell office:value-type="string" calcext:value-type="string">
            <text:p>Rab GTPase binding, <text:s/>intracellular protein transport, activation of GTPase activity, <text:s/>intracellular protein transport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AARSD1</text:p>
          </table:table-cell>
          <table:table-cell office:value-type="string" calcext:value-type="string">
            <text:p>nucleic acid binding, <text:s/>alanine-tRNA ligase activity, ATP binding, nucleus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G6PC</text:p>
          </table:table-cell>
          <table:table-cell office:value-type="string" calcext:value-type="string">
            <text:p>glucose-6-phosphatase activity, endoplasmic reticulum membrane, gluceneogenesis, integral component of membrane, glucose homeostasis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AOC3</text:p>
          </table:table-cell>
          <table:table-cell office:value-type="string" calcext:value-type="string">
            <text:p>copper ion binding, calcium ion binding, cytoplasm, early endosome, endoplasmatic reticulum, golgi, plasma membrane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AOC2</text:p>
          </table:table-cell>
          <table:table-cell office:value-type="string" calcext:value-type="string">
            <text:p>catecholamine metabolic process, xenobiotic metabolic process, visual perception, cytoplasma, plasma membrane</text:p>
          </table:table-cell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2" office:value-type="string" calcext:value-type="string">
            <text:p>PSME3</text:p>
          </table:table-cell>
          <table:table-cell table:style-name="ce2" office:value-type="string" calcext:value-type="string">
            <text:p>MAPK cascade, protein polyubiquitination, proteasome complex, p53 binding </text:p>
          </table:table-cell>
          <table:table-cell table:style-name="ce2" office:value-type="string" calcext:value-type="string">
            <text:p>Steroid receptor coactivator-3 (SRC3, or NCOA3; 601937) is an oncogene frequently amplified and overexpressed in breast cancer. </text:p>
          </table:table-cell>
          <table:table-cell table:style-name="ce2"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ECN1</text:p>
          </table:table-cell>
          <table:table-cell office:value-type="string" calcext:value-type="string">
            <text:p>autophagosome assembly, mitophagy, response to hypoxia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CNTD1</text:p>
          </table:table-cell>
          <table:table-cell office:value-type="string" calcext:value-type="string">
            <text:p>reciprocal meiotic recombination, spermatogenesis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WNK4</text:p>
          </table:table-cell>
          <table:table-cell office:value-type="string" calcext:value-type="string">
            <text:p>protein serine/threonine kinase activity, ATP binding. Cytosol, bicellular tight junction, protein phosphorylation, ion transport, <text:s/>chloride transport.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VPS25</text:p>
          </table:table-cell>
          <table:table-cell office:value-type="string" calcext:value-type="string">
            <text:p>ESCRT II complex, protein binding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RAMP2</text:p>
          </table:table-cell>
          <table:table-cell office:value-type="string" calcext:value-type="string">
            <text:p>angiogenesis, vasculogenesis, andrenomedullin receptor activity, sprouting angiogenesis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EZH1</text:p>
          </table:table-cell>
          <table:table-cell office:value-type="string" calcext:value-type="string">
            <text:p>negative regulation of transcription by RNA polymerase II, chromosome, telomeric region, DNA-binding transcription factor activity, RNA polymerase II-specific, <text:s/>chromatin remodeling, transcription corepressor activity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CNTNAP1</text:p>
          </table:table-cell>
          <table:table-cell office:value-type="string" calcext:value-type="string">
            <text:p>protein localization to paranode region of axon, SH3/SH2 adaptor activity, integral component of plasma membrane, cytoskeleton organization, positive regulation of signal transduction, integral component of membrane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CCR10</text:p>
          </table:table-cell>
          <table:table-cell office:value-type="string" calcext:value-type="string">
            <text:p>G protein-coupled receptor activity, endoplasmic reticulum, <text:s/>integral component of plasma membrane, 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PLEKHH3</text:p>
          </table:table-cell>
          <table:table-cell office:value-type="string" calcext:value-type="string">
            <text:p>extracellular space, cytoskeletion, signal transduction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78" calcext:value-type="float">
            <text:p>1678</text:p>
          </table:table-cell>
          <table:table-cell office:value-type="float" office:value="12" calcext:value-type="float">
            <text:p>12</text:p>
          </table:table-cell>
          <table:table-cell office:value-type="float" office:value="85450052" calcext:value-type="float">
            <text:p>85450052</text:p>
          </table:table-cell>
          <table:table-cell office:value-type="float" office:value="85962613" calcext:value-type="float">
            <text:p>85962613</text:p>
          </table:table-cell>
          <table:table-cell office:value-type="string" calcext:value-type="string">
            <text:p>11.52</text:p>
          </table:table-cell>
          <table:table-cell office:value-type="string" calcext:value-type="string">
            <text:p>Contains no genes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2">00-00-0000</text:date>, <text:time style:data-style-name="N2" text:time-value="11:35:44.16883322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7:43:33.985710930</meta:creation-date>
    <dc:date>2019-05-12T11:51:36.523883996</dc:date>
    <meta:editing-duration>PT14M6S</meta:editing-duration>
    <meta:editing-cycles>5</meta:editing-cycles>
    <meta:generator>LibreOffice/6.0.7.3$Linux_X86_64 LibreOffice_project/00m0$Build-3</meta:generator>
    <meta:document-statistic meta:table-count="1" meta:cell-count="155" meta:object-count="0"/>
  </office:meta>
</office:document-meta>
</file>